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IContextFactory.getInstance( boolean forXM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RIContextFactory.URIContex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RIContextFactory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